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{@someone} is ${@mood}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20T21:55:24</dc:date>
    <meta:editing-duration>PT00H04M00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3" meta:character-count="24"/>
  </office:meta>
</office:document-meta>
</file>